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0417in" loext:contextual-spacing="false" style:page-number="1"/>
    </style:style>
    <style:style style:name="P3" style:family="paragraph" style:parent-style-name="Subtitle">
      <style:paragraph-properties fo:margin-top="0in" fo:margin-bottom="0.139in" loext:contextual-spacing="false" fo:line-height="100%" fo:text-align="justify" style:justify-single-word="false"/>
    </style:style>
    <style:style style:name="P4" style:family="paragraph" style:parent-style-name="Heading_20_3">
      <style:paragraph-properties fo:margin-top="0.222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ctbpb0nsgeak"/>Equestria Girls – wady i minusy</text:p>
      <text:p text:style-name="P3"><text:bookmark text:name="_52izgoctk9gb"/>Plusy i zalety zresztą też</text:p>
      <text:p text:style-name="P1">Za nami już czwarta część Jeździczkowych Dziewuch czy też Końskich Panienek i wciąż filmy te mają chyba tyle samo wrogów, co przeciwników. Ja osobiście nie należę do żadnej z tych grup. Zdaję sobie sprawę z tego, że w sumie są to produkcje bardzo słabe, ale i tak je lubię, bo oglądanie ich zwyczajnie sprawia mi przyjemność. Nie mogę jednak nie zauważać tego, że Hasbro ciągle popełnia te same błędy.</text:p>
      <text:p text:style-name="P4"><text:bookmark text:name="_9c9khvz3e1q1"/>Powtarzalność</text:p>
      <text:p text:style-name="P1">Fabułę każdej części da się uprościć i streścić w paru zdaniach. Oto do świata ludzi trafia Equestriańska Magia, która znajduje się w nieodpowiednich rękach. Nosiciel magii jest skorumpowany do bólu (najczęściej pod jej wpływem, atakującym pewne aspekty osobowości tej dziewczyny) i chce zniszczyć świat/szkołę/komornika. W międzyczasie pomiędzy członkami drużyny pierścienia toczą się spory czy zmaga się ona z innymi problemami. Oczywiście nasze heroiny rozwiązują te niedogodności w ostatniej chwili, by zmienić się w kucoludzi i uratować świat. Aby było zabawniej – formy kucoludzi są nieco inne w każdym filmie, coby zabawki się lepiej sprzedawały. Fabularnie nie ma to zaś żadnego uzasadnienia. W ogóle dziwiło mnie zawsze, że odpowiedniki pegazów i alikornów dostają skrzydła, ale ludzkie jednorożce rogów nie mają. </text:p>
      <text:p text:style-name="P4"><text:bookmark text:name="_ewnvg1ec0hzv"/>Szybkie finały</text:p>
      <text:p text:style-name="P1">Jak pokonać wroga? Szybkim strzałem z tęczowego lasera! Nie, ale tak zupełnie poważnie, to czy nie odnieśliście nigdy wrażenia, że po ujawnieniu się złej mocy bossa filmu akcja nie zaczyna nagle pędzić z prędkością Dashie po amfetaminie? Jest jakaś krótka walka zakończona miłością, przyjaźnią, strzałem z magii i końcem? W trzech przypadkach na cztery wróg tak naprawdę nie był zły, tylko spaczony przez magię i po wszystkim przeprasza, ludzie mu wybaczają i jest fajnie. Z tego schematu najbardziej wyłamują się syreny, które są potworami z Equestrii. Ale i tak walka z nimi zajęła całą piosenkę. Ogółem wielką wadą Equestria Girls jest długość tych filmów – są zwyczajnie za krótkie. W efekcie mamy nic nie robienie, walkę ze złem i piosenkę na koniec. Brakuje miejsca na kreację postaci i jakieś relacje między nimi, a walka z wrogiem trwająca parę minut staje się nudna i powtarzalna. Swoją drogą, nie wiem, czy wiecie, ale pierwotnie “Friendship Games” było dłuższe i zawierało ciekawy wątek oraz kucykową Twilight. Dokładnie to Sunset Shimmer myślała o powrocie do Equestrii i nie czuła się zbyt dobrze, będąc człowiekiem. Piosenka śpiewana przez Twi z Crystal Prep posiadała zwrotki Sunsetki i brzmiała dużo lepiej. Jeśli jesteście ciekawi wyciętych scen, to można je znaleźć na dailymotion.</text:p>
      <text:p text:style-name="P4"><text:bookmark text:name="_dyz0vzzicu6f"/>Dziwny jest ten świat</text:p>
      <text:p text:style-name="P1">Wyobraźcie sobie, że na Ziemi w cywilizowanym kraju pojawia się nagle dziwny nastolatek, który nie ma rodziców, dokumentów, wchodzi do waszej szkoły i śpi w bibliotece. Nauczyciele się nim zupełnie nie interesują, bibliotekarka nie sprawdza swojego podwórka przed pójściem do domu. Ale to jeszcze nic, bo Twilight w tym świecie spędziła mało czasu. Tylko co z Sunset, która od lat chodziła do Canterlot High? Nikt nie zadał jej prostego pytania o to, gdzie mieszka i kim są jej rodzice? Ani nawet nie upewnił się, czy aby na pewno nazywa się Sunset Shimmer? Gdzie mieszkała? To samo tyczy się syren, chociaż je może wytłumaczyć ich magia, która pozwala kontrolować umysły.</text:p>
      <text:p text:style-name="P1">Kolejną rzeczą jest akcja, jaką widzimy w “Friendship Games”, a konkretnie konkurencje na samych igrzyskach. Mogę zrozumieć karmniki, chemię, matematykę, konkurs recytatorski czy nawet pieczenie ciast, ale… motocross?! Kto normalny sadza przypadkowych licealistów na motory i każe im ścigać się na ekstremalnie trudnym torze? A nawet pomijając kwestie bezpieczeństwa i świadomego narażania życia uczniów, to w jaki sposób przerobili tak szybko boisko szkolne na superskomplikowany i nowoczesny stadion sportowy?</text:p>
      <text:p text:style-name="P1">No i znowu kwiatek z trzeciego filmu: alternatywna Twilight posiada nowoczesne laboratorium w jakiejś zapyziałej komórce w liceum. Nawet buduje urządzenie do łapania magii, które wygląda jak rasowy gadżet dla małej dziewczynki. Dobra, czepiam się, to jest film dla dzieci i musieli to jakoś rozwiązać, by jakoś wsadzić tę Sci Twi, ale czy nie dało się tego zrobić w mniej głupi sposób? No, pewnie się dało, ale się nie chciało. W zasadzie, to trochę smutne, że pewnie połowa fandomu potrafiłaby w dziesięć minut na kolanie sklecić lepszą fabułę “Friendship Games”.</text:p>
      <text:p text:style-name="P1">No i ostatnia rzecz – niby drobnostka, a drażni. Nie będę oceniać oryginału, bo nie wiem, jakie są struktury w amerykańskich szkołach, ale według polskiego tłumaczenia Cadance jest dziekanem. Dziekan jest funkcją, której w szkołach innych niż szkoły wyższe nie ma. A Crystal Prep jakoś mi na studia nie wygląda. Szczególnie, że konkurencyjne Canterlot High według polskiego tłumaczenia jest liceum.</text:p>
      <text:p text:style-name="P4"><text:bookmark text:name="_1b5b4bw74ta4"/>Magia jest rakowa</text:p>
      <text:p text:style-name="P1">We wszystkich częściach Equestria Girls problemy rozwiązywane są przez magię. Byłoby to całkiem spoko, gdyby był w tym jakiś większy sens. W pierwszym filmie Sunset Shimmer została pokonana, ponieważ dziewczyny próbowały ratować Twilight i zasłoniły ją własnymi ciałami. W drugim musiały grać na instrumentach muzycznych, co ma mniej sensu niż wypracowanie autorstwa mojego kota. Fakt, może i ostateczny cios zadała Sunset Shimmer, która dołączyła do drużyny tęczy, ale czy metoda uwalniania tej magii ma jakiekolwiek uzasadnienie poza “bo syreny śpiewają, więc my też musimy”? Dobra, lecimy dalej i muszę powiedzieć, że działanie czarów w trzeciej części było najlepiej przedstawione – dziewczyny czarowały, kiedy odwołały się do elementu swojego odpowiednika z Equestrii, a alternatywna Twilight ma skrzydła, bo tak. Chociaż w sumie może one są połączone ze swoimi ponikowymi alternatywami? Ale w “Legend of Everfree” znowu następuje zmiana planów i nasze licealistki stają się X-Menami. Nawet jeśli ich kucykowy odpowiednik taką mocą nie dysponuje, to one dostały, żeby nie było nudno. Niech mi ktoś w komentarzach pod numerem wyjaśni, dlaczego Pinkie Pie wybucha konfetti, Rarity przywołuje wodne kryształy, Applejack podnosi gigantyczne głazy, Sunset czyta w myślach, a Twilight jest OP i ma moce Twilicorna. No i magia panienek działa zawsze, wszędzie i na życzenie dzięki kamyczkom z Equestrii, które były im przeznaczone i które zupełnie przypadkiem znalazły się na obozie Everfree. </text:p>
      <text:p text:style-name="P4"><text:bookmark text:name="_mbn5t2y18kec"/>Twilight piórwa!</text:p>
      <text:p text:style-name="P1">Uważam, że Twilight od pewnego momentu powinna zejść na dalszy plan. W pierwszej części faktycznie ciężko o inną główną bohaterką, w drugiej jej dominacja jest już mniej zaznaczona, ale dobra Sunset jest i tak została nieco olana przez twórców i koleżanki. W trzeciej części występuje Sci Twi i to na niej skupia się kamera. Jak już wcześniej wspomniałam, w pierwotnej wersji filmu było inaczej, ale koniec końców wątki Sunset Shimmer zostały wycięte. Sunset jest tu bardziej dodatkiem. Ale pewnie nawet nie zwróciłabym na to zbytniej uwagi, gdyby nie “Legend of Everfree”, w którym to oczywiście Twilight gra pierwsze skrzypce. Jej problemy ze sobą, jej problemy miłosne, jej magia… No i właśnie. Oczywiście to ona dzierży najpotężniejszą magię i z małą pomocą Sunset ratuje świat.</text:p>
      <text:p text:style-name="P4"><text:bookmark text:name="_cy9slwbg0sn2"/>Przyjaźń ssie</text:p>
      <text:p text:style-name="P1">Magia przyjaźni w Equestria Girls ma jeszcze mniej sensu od tej występującej w serialu. Twilight zaprzyjaźniła się z dziewczynami, ponieważ powiedziała im, że zostały skłócone przez Sunset Shimmer i jest księżniczką z Kucykowa Dolnego. Ciężko o bardziej przelotną znajomość, szczególnie że zajęło jej to wszystko dwa dni z przerwami na bicie demona i robienie z siebie idiotki. W ogóle szkoła za szybko zapomniała Twalotowi jej wybryki. Swoją drogą – jakim cudem Sunset tak zdominowała Canterlot High? Jest takie powiedzenie: dziel i rządź. Ale wciąż… oni jej nienawidzili, a i tak nie umieli się jej postawić. Nagle pogodzone psiapsiółki śpiewają piosenkę i szkoła się zmienia, ale wciąż pozostaje bierna na to, co dzieje się po koronacji. </text:p>
      <text:p text:style-name="P1">Ale przecież o odmienionej Sunset dziewczyny przypominają sobie dopiero po tym, jak ta je ratuje przed syrenami. Wielka to przyjaźń, kiedy twoi przyjaciele nic o tobie nie wiedzą i przez większość czasu się z tobą wcale nie liczą. Właściwie to Adagio miała rację – koleżanki Sunset Shimmer nawet jej nie zapytały, czy chce być w zespole i nie wiedziały, że ta gra na gitarze. To chyba powinno wypłynąć podczas ich rozmów, ale mam takie dziwne wrażenie, że one z nią prawie nie rozmawiały.</text:p>
      <text:p text:style-name="P4"><text:bookmark text:name="_ybtlh76okok3"/>Zły tatusiek Diamond Tiary</text:p>
      <text:p text:style-name="P1">Jeśli porównać Filthy’ego Richa z serialu do tego z filmów, to zauważy się coś ciekawego. Kucykowa wersja biznesmena jest w sumie całkiem w porządku. Innych traktuje z szacunkiem, wydaje się też być w gruncie rzeczy dość wyrozumiałym i miłym gościem. Tymczasem antagonista “Legend of Everfree” charakterek ma wybitnie paskudny. Widać, że krzywdzenie innych sprawia mu ogromną satysfakcję, a Ebenezer Scrooge to przy nim hojny facet. Harpagon zresztą też. </text:p>
      <text:p text:style-name="P4"><text:bookmark text:name="_xyqev48ws0b8"/>Słabe wątki miłosne</text:p>
      <text:p text:style-name="P1">Fani narzekali na Flasha Sentry od samego początku, jednak nie jego uważam za problem. Flash to w sumie całkiem spoko koleś, tylko ma fatalny gust co do kobiet. Jeśli kogoś pociąga laska, która zachowuje się jak Twilight z pierwszej części, to powinien się leczyć na głowę. Najgorsza jest jednak reakcja samej księżniczki przyjaźni na niebieskowłosego gitarzystę. Nie przeszkadza mi, że on się jej podoba, ale w “Rainbow Rocks” reaguje na niego jak trzynastolatka na widok ukochanego chłoptasia z boys bandu.</text:p>
      <text:p text:style-name="P1">Gorsza jest jednak Sci Sparkle, która leci na opiekuna obozu i prawie się z nim całuje. Nie jestem pewna, czy to aby na pewno dobry pomysł na wątek w bajce dla dzieci. Nawet zakładając, że różnica wieku pomiędzy nimi nie jest wielka, a Twilight jest pełnoletnia, to Equestria Girls to seria dla małych dziewczynek, a romans z wychowawcą to raczej nie jest coś, co powinno się wśród nich promować.</text:p>
      <text:p text:style-name="P4"><text:bookmark text:name="_mcawuaayptye"/>20% cooler!</text:p>
      <text:p text:style-name="P1"><text:soft-page-break/>Nawiązania do serialu w postaci kopiowania pewnych kwestii są moim zdaniem słabe. To nie są sztandarowe zwroty tych postaci, tylko coś, co miało miejsce raz. To trochę jak ze słabymi fanfikami, w których autor, zamiast się wysilić w kreacji postaci, kopiuje sobie zabawny tekst. Szczególnie, że w Equestria Girls tego czasu brakuje. W efekcie bohaterki są karykaturami samych siebie, a to osiągnięcie, bo już w serialu kreacje ich charakterów miejscami kuleją.</text:p>
      <text:p text:style-name="P4"><text:bookmark text:name="_s0ynuujt3sy6"/>Łyżka miodu w beczce dziegciu </text:p>
      <text:p text:style-name="P1">Może i Equestria Girls mają wiele wad, ale parę zalet też się znajdzie. Przede wszystkim wymienię tu piosenki, które są lepsze od większości tych z serialu. Ponikowe Pannice są też dobrą parodią filmów o high schoolach – co prawda nie wiem, czy był to zamierzony efekt, ale wyszło zabawnie. Mamy też świetną postać Sunset Shimmer, która wybija się na tle bohaterów w uniwersum. No i w sumie fajnie się to ogląda. Jest szybko, lekko, przyjemnie i zabawnie, a to jest najważniejsze, kiedy oglądamy produkcje dla dzieci.</text:p>
      <text:p text:style-name="P1"/>
      <text:p text:style-name="P1">Arciki:</text:p>
      <text:p text:style-name="P1"><text:a xlink:type="simple" xlink:href="http://light262.deviantart.com/art/Pretty-Sunset-Shimmer-520446961" text:style-name="Internet_20_link" text:visited-style-name="Visited_20_Internet_20_Link"><text:span text:style-name="T1">http://light262.deviantart.com/art/Pretty-Sunset-Shimmer-520446961</text:span></text:a></text:p>
      <text:p text:style-name="P1"><text:a xlink:type="simple" xlink:href="http://light262.deviantart.com/art/Light-Lumic4-Twilight-Sunset-Starlight-Flying-over-636237769" text:style-name="Internet_20_link" text:visited-style-name="Visited_20_Internet_20_Link"><text:span text:style-name="T1">http://light262.deviantart.com/art/Light-Lumic4-Twilight-Sunset-Starlight-Flying-over-636237769</text:span></text:a></text:p>
      <text:p text:style-name="P1"><text:a xlink:type="simple" xlink:href="http://harwicks-art.deviantart.com/art/Betting-on-a-Pair-of-Wild-Jacks-646610277" text:style-name="Internet_20_link" text:visited-style-name="Visited_20_Internet_20_Link"><text:span text:style-name="T1">http://harwicks-art.deviantart.com/art/Betting-on-a-Pair-of-Wild-Jacks-646610277</text:span></text:a></text:p>
      <text:p text:style-name="P1"/>
      <text:p text:style-name="P1"><text:a xlink:type="simple" xlink:href="http://redchetgreen.deviantart.com/art/Sunset-Shimmer-x-Leona-649356672" text:style-name="Internet_20_link" text:visited-style-name="Visited_20_Internet_20_Link"><text:span text:style-name="T1">http://redchetgreen.deviantart.com/art/Sunset-Shimmer-x-Leona-649356672</text:span></text:a></text:p>
      <text:p text:style-name="P1"><text:a xlink:type="simple" xlink:href="http://harwicks-art.deviantart.com/art/Sunset-Shimmer-Four-Ways-635945349" text:style-name="Internet_20_link" text:visited-style-name="Visited_20_Internet_20_Link"><text:span text:style-name="T1">http://harwicks-art.deviantart.com/art/Sunset-Shimmer-Four-Ways-635945349</text:span></text:a></text:p>
      <text:p text:style-name="P1"><text:a xlink:type="simple" xlink:href="http://harwicks-art.deviantart.com/art/Here-There-Be-Sirens-622540233" text:style-name="Internet_20_link" text:visited-style-name="Visited_20_Internet_20_Link"><text:span text:style-name="T1">http://harwicks-art.deviantart.com/art/Here-There-Be-Sirens-622540233</text:span></text:a></text:p>
      <text:p text:style-name="P1"><text:a xlink:type="simple" xlink:href="http://harwicks-art.deviantart.com/art/The-Faithful-Student-and-the-Prodigal-Sun-561601841" text:style-name="Internet_20_link" text:visited-style-name="Visited_20_Internet_20_Link"><text:span text:style-name="T1">http://harwicks-art.deviantart.com/art/The-Faithful-Student-and-the-Prodigal-Sun-561601841</text:span></text:a></text:p>
      <text:p text:style-name="P1"><text:a xlink:type="simple" xlink:href="http://harwicks-art.deviantart.com/art/Most-Likely-to-Become-a-Raging-She-Demon-481038283" text:style-name="Internet_20_link" text:visited-style-name="Visited_20_Internet_20_Link"><text:span text:style-name="T1">http://harwicks-art.deviantart.com/art/Most-Likely-to-Become-a-Raging-She-Demon-481038283</text:span></text:a></text:p>
      <text:p text:style-name="P1"><text:a xlink:type="simple" xlink:href="http://dennyvixen.deviantart.com/art/Battle-of-Friendship-563065300" text:style-name="Internet_20_link" text:visited-style-name="Visited_20_Internet_20_Link"><text:span text:style-name="T1">http://dennyvixen.deviantart.com/art/Battle-of-Friendship-563065300</text:span></text:a></text:p>
      <text:p text:style-name="P1"><text:a xlink:type="simple" xlink:href="http://iojknmiojknm.deviantart.com/art/Rocking-out-HARD-616061236" text:style-name="Internet_20_link" text:visited-style-name="Visited_20_Internet_20_Link"><text:span text:style-name="T1">http://iojknmiojknm.deviantart.com/art/Rocking-out-HARD-616061236</text:span></text:a></text:p>
      <text:p text:style-name="P1"><text:a xlink:type="simple" xlink:href="http://iojknmiojknm.deviantart.com/art/Trust-me-615662894" text:style-name="Internet_20_link" text:visited-style-name="Visited_20_Internet_20_Link"><text:span text:style-name="T1">http://iojknmiojknm.deviantart.com/art/Trust-me-615662894</text:span></text:a></text:p>
      <text:p text:style-name="P1"><text:a xlink:type="simple" xlink:href="http://iojknmiojknm.deviantart.com/art/Sunny-Flare-616980131" text:style-name="Internet_20_link" text:visited-style-name="Visited_20_Internet_20_Link"><text:span text:style-name="T1">http://iojknmiojknm.deviantart.com/art/Sunny-Flare-616980131</text:span></text:a></text:p>
      <text:p text:style-name="P1"><text:a xlink:type="simple" xlink:href="http://iojknmiojknm.deviantart.com/art/It-was-me-Sour-Sweet-617913915" text:style-name="Internet_20_link" text:visited-style-name="Visited_20_Internet_20_Link"><text:span text:style-name="T1">http://iojknmiojknm.deviantart.com/art/It-was-me-Sour-Sweet-617913915</text:span></text:a></text:p>
      <text:p text:style-name="P1"><text:a xlink:type="simple" xlink:href="http://iojknmiojknm.deviantart.com/art/Indigo-Zap-618398621" text:style-name="Internet_20_link" text:visited-style-name="Visited_20_Internet_20_Link"><text:span text:style-name="T1">http://iojknmiojknm.deviantart.com/art/Indigo-Zap-618398621</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3" meta:word-count="1683" meta:character-count="11760" meta:non-whitespace-character-count="10107"/>
    <meta:generator>LibreOfficeDev/5.1.0.3$Linux_X86_64 LibreOffice_project/</meta:generator>
  </office:meta>
</office:document-meta>
</file>